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6"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7"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19"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2"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79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03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style>
    <style:style style:name="P25" style:family="paragraph">
      <loext:graphic-properties draw:fill-color="#dee6ef"/>
      <style:paragraph-properties fo:text-align="center" style:writing-mode="lr-tb"/>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loext:graphic-properties draw:fill-color="#ffffff"/>
      <style:paragraph-properties fo:text-align="center" style:writing-mode="lr-tb"/>
    </style:style>
    <style:style style:name="P28" style:family="paragraph">
      <loext:graphic-properties draw:fill-color="#ffffd7"/>
      <style:paragraph-properties fo:text-align="center" style:writing-mode="lr-tb"/>
    </style:style>
    <style:style style:name="P29"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0" style:family="paragraph">
      <loext:graphic-properties draw:fill="none"/>
      <style:paragraph-properties fo:text-align="center"/>
    </style:style>
    <style:style style:name="P31" style:family="paragraph">
      <style:paragraph-properties fo:text-align="center" style:writing-mode="lr-tb"/>
      <style:text-properties fo:font-size="18pt"/>
    </style:style>
    <style:style style:name="P32" style:family="paragraph">
      <loext:graphic-properties draw:fill-color="#dee6ef"/>
      <style:paragraph-properties fo:text-align="center" style:writing-mode="lr-tb"/>
      <style:text-properties fo:font-size="18pt"/>
    </style:style>
    <style:style style:name="P33" style:family="paragraph">
      <loext:graphic-properties draw:fill-color="#ffffff"/>
      <style:paragraph-properties fo:text-align="center"/>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loext:graphic-properties draw:fill="none" draw:fill-color="#ffffff"/>
      <style:paragraph-properties style:writing-mode="lr-tb"/>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loext:opacity="100%" fo:font-size="18pt" fo:language="fr" fo:country="FR" fo:font-weight="bold" style:font-size-asian="18pt" style:font-weight-asian="bold" style:font-size-complex="18pt" style:font-weight-complex="bold"/>
    </style:style>
    <style:style style:name="T18" style:family="text">
      <style:text-properties fo:color="#ffffff" loext:opacity="100%" fo:font-size="18pt" fo:language="fr" fo:country="FR" fo:font-weight="normal" style:font-size-asian="18pt" style:font-weight-asian="normal" style:font-size-complex="18pt" style:font-weight-complex="normal"/>
    </style:style>
    <style:style style:name="T19" style:family="text">
      <style:text-properties fo:font-size="18pt"/>
    </style:style>
    <style:style style:name="T2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7cm 15.8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5.4cm" svg:height="1.8cm" svg:x="2.6cm" svg:y="4.4cm">
          <text:p text:style-name="P24">Chercher</text:p>
          <draw:enhanced-geometry svg:viewBox="0 0 21600 21600" draw:type="rectangle" draw:enhanced-path="M 0 0 L 21600 0 21600 21600 0 21600 0 0 Z N"/>
        </draw:custom-shape>
        <draw:frame draw:style-name="gr15" draw:text-style-name="P26" draw:layer="layout" svg:width="10.8cm" svg:height="1.195cm" svg:x="8.4cm" svg:y="2.405cm">
          <draw:text-box>
            <text:p text:style-name="P20"><text:span text:style-name="T16">Chemin utilisateur</text:span></text:p>
          </draw:text-box>
        </draw:frame>
        <draw:custom-shape draw:style-name="gr16" draw:text-style-name="P27" draw:layer="layout" svg:width="3.4cm" svg:height="1.8cm" svg:x="2.6cm" svg:y="8.6cm">
          <text:p text:style-name="P24">Chercher </text:p>
          <text:p text:style-name="P24">par nom</text:p>
          <draw:enhanced-geometry svg:viewBox="0 0 21600 21600" draw:type="rectangle" draw:enhanced-path="M 0 0 L 21600 0 21600 21600 0 21600 0 0 Z N"/>
        </draw:custom-shape>
        <draw:custom-shape draw:style-name="gr16" draw:text-style-name="P27" draw:layer="layout" svg:width="3.4cm" svg:height="1.8cm" svg:x="2.6cm" svg:y="10.6cm">
          <text:p text:style-name="P24">Chercher</text:p>
          <text:p text:style-name="P24">par cat.</text:p>
          <draw:enhanced-geometry svg:viewBox="0 0 21600 21600" draw:type="rectangle" draw:enhanced-path="M 0 0 L 21600 0 21600 21600 0 21600 0 0 Z N"/>
        </draw:custom-shape>
        <draw:custom-shape draw:style-name="gr17" draw:text-style-name="P28" draw:layer="layout" svg:width="3.4cm" svg:height="1.8cm" svg:x="2.6cm" svg:y="6.5cm">
          <text:p text:style-name="P24">Chercher </text:p>
          <text:p text:style-name="P24">un produit</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6">Priorité / Version</text:span></text:p>
          </draw:text-box>
        </draw:frame>
        <draw:custom-shape draw:style-name="gr14" draw:text-style-name="P25" draw:layer="layout" svg:width="5.4cm" svg:height="1.8cm" svg:x="10.4cm" svg:y="4.4cm">
          <text:p text:style-name="P24">Obtenir les détails</text:p>
          <draw:enhanced-geometry svg:viewBox="0 0 21600 21600" draw:type="rectangle" draw:enhanced-path="M 0 0 L 21600 0 21600 21600 0 21600 0 0 Z N"/>
        </draw:custom-shape>
        <draw:custom-shape draw:style-name="gr18" draw:text-style-name="P27" draw:layer="layout" svg:width="3.9cm" svg:height="1.8cm" svg:x="6.2cm" svg:y="8.6cm">
          <text:p text:style-name="P24">Trier </text:p>
          <text:p text:style-name="P24">les résultats</text:p>
          <draw:enhanced-geometry svg:viewBox="0 0 21600 21600" draw:type="rectangle" draw:enhanced-path="M 0 0 L 21600 0 21600 21600 0 21600 0 0 Z N"/>
        </draw:custom-shape>
        <draw:custom-shape draw:style-name="gr19" draw:text-style-name="P28" draw:layer="layout" svg:width="3.9cm" svg:height="1.8cm" svg:x="6.2cm" svg:y="6.5cm">
          <text:p text:style-name="P24">Obtenir</text:p>
          <text:p text:style-name="P24">les résultats</text:p>
          <draw:enhanced-geometry svg:viewBox="0 0 21600 21600" draw:type="rectangle" draw:enhanced-path="M 0 0 L 21600 0 21600 21600 0 21600 0 0 Z N"/>
        </draw:custom-shape>
        <draw:custom-shape draw:style-name="gr14" draw:text-style-name="P25" draw:layer="layout" svg:width="5.4cm" svg:height="1.8cm" svg:x="19.2cm" svg:y="4.4cm">
          <text:p text:style-name="P24">Acheter</text:p>
          <draw:enhanced-geometry svg:viewBox="0 0 21600 21600" draw:type="rectangle" draw:enhanced-path="M 0 0 L 21600 0 21600 21600 0 21600 0 0 Z N"/>
        </draw:custom-shape>
        <draw:custom-shape draw:style-name="gr19" draw:text-style-name="P28" draw:layer="layout" svg:width="3.9cm" svg:height="1.8cm" svg:x="10.4cm" svg:y="6.5cm">
          <text:p text:style-name="P24">Voir détails </text:p>
          <text:p text:style-name="P24">produit</text:p>
          <draw:enhanced-geometry svg:viewBox="0 0 21600 21600" draw:type="rectangle" draw:enhanced-path="M 0 0 L 21600 0 21600 21600 0 21600 0 0 Z N"/>
        </draw:custom-shape>
        <draw:custom-shape draw:style-name="gr20" draw:text-style-name="P27" draw:layer="layout" svg:width="4.4cm" svg:height="1.8cm" svg:x="10.4cm" svg:y="8.6cm">
          <text:p text:style-name="P24">Voir </text:p>
          <text:p text:style-name="P24">les images</text:p>
          <draw:enhanced-geometry svg:viewBox="0 0 21600 21600" draw:type="rectangle" draw:enhanced-path="M 0 0 L 21600 0 21600 21600 0 21600 0 0 Z N"/>
        </draw:custom-shape>
        <draw:custom-shape draw:style-name="gr21" draw:text-style-name="P27" draw:layer="layout" svg:width="4.394cm" svg:height="1.8cm" svg:x="10.4cm" svg:y="10.5cm">
          <text:p text:style-name="P24">Voir les </text:p>
          <text:p text:style-name="P24">commentaires</text:p>
          <draw:enhanced-geometry svg:viewBox="0 0 21600 21600" draw:type="rectangle" draw:enhanced-path="M 0 0 L 21600 0 21600 21600 0 21600 0 0 Z N"/>
        </draw:custom-shape>
        <draw:custom-shape draw:style-name="gr21" draw:text-style-name="P27" draw:layer="layout" svg:width="4.394cm" svg:height="1.8cm" svg:x="10.4cm" svg:y="12.4cm">
          <text:p text:style-name="P24">Voir produits</text:p>
          <text:p text:style-name="P24">associés</text:p>
          <draw:enhanced-geometry svg:viewBox="0 0 21600 21600" draw:type="rectangle" draw:enhanced-path="M 0 0 L 21600 0 21600 21600 0 21600 0 0 Z N"/>
        </draw:custom-shape>
        <draw:custom-shape draw:style-name="gr22" draw:text-style-name="P28" draw:layer="layout" svg:width="4.4cm" svg:height="1.8cm" svg:x="14.5cm" svg:y="6.5cm">
          <text:p text:style-name="P24">Ajouter produit</text:p>
          <text:p text:style-name="P24">au panier</text:p>
          <draw:enhanced-geometry svg:viewBox="0 0 21600 21600" draw:type="rectangle" draw:enhanced-path="M 0 0 L 21600 0 21600 21600 0 21600 0 0 Z N"/>
        </draw:custom-shape>
        <draw:custom-shape draw:style-name="gr19" draw:text-style-name="P28" draw:layer="layout" svg:width="3.9cm" svg:height="1.8cm" svg:x="19.2cm" svg:y="6.5cm">
          <text:p text:style-name="P24">Valider </text:p>
          <text:p text:style-name="P24">commande</text:p>
          <draw:enhanced-geometry svg:viewBox="0 0 21600 21600" draw:type="rectangle" draw:enhanced-path="M 0 0 L 21600 0 21600 21600 0 21600 0 0 Z N"/>
        </draw:custom-shape>
        <draw:custom-shape draw:style-name="gr19" draw:text-style-name="P28" draw:layer="layout" svg:width="3.9cm" svg:height="1.8cm" svg:x="23.3cm" svg:y="6.5cm">
          <text:p text:style-name="P24">Voir détails</text:p>
          <draw:enhanced-geometry svg:viewBox="0 0 21600 21600" draw:type="rectangle" draw:enhanced-path="M 0 0 L 21600 0 21600 21600 0 21600 0 0 Z N"/>
        </draw:custom-shape>
        <draw:custom-shape draw:style-name="gr20" draw:text-style-name="P27" draw:layer="layout" svg:width="4.4cm" svg:height="1.8cm" svg:x="19.2cm" svg:y="8.6cm">
          <text:p text:style-name="P24">Connecter </text:p>
          <text:p text:style-name="P24">au compte</text:p>
          <draw:enhanced-geometry svg:viewBox="0 0 21600 21600" draw:type="rectangle" draw:enhanced-path="M 0 0 L 21600 0 21600 21600 0 21600 0 0 Z N"/>
        </draw:custom-shape>
        <draw:frame presentation:style-name="pr14" draw:text-style-name="P29" draw:layer="layout" svg:width="7cm" svg:height="3.8cm" svg:x="20.6cm" svg:y="11.2cm" presentation:class="outline" presentation:user-transformed="true">
          <draw:text-box>
            <text:p text:style-name="P12"><text:span text:style-name="T17">Légende :</text:span></text:p>
            <text:list text:style-name="L2">
              <text:list-item>
                <text:p text:style-name="P12"><text:span text:style-name="T18">Jaune : epic</text:span></text:p>
              </text:list-item>
              <text:list-item>
                <text:p text:style-name="P12"><text:span text:style-name="T18">Bleu : features</text:span></text:p>
              </text:list-item>
              <text:list-item>
                <text:p text:style-name="P12"><text:span text:style-name="T18">Blanc : stories</text:span></text:p>
              </text:list-item>
            </text:list>
          </draw:text-box>
        </draw:frame>
        <draw:line draw:style-name="gr23" draw:text-style-name="P30" draw:layer="layout" svg:x1="1.885cm" svg:y1="3.695cm" svg:x2="27.485cm" svg:y2="3.695cm">
          <text:p/>
        </draw:line>
        <draw:line draw:style-name="gr24" draw:text-style-name="P30" draw:layer="layout" svg:x1="1.885cm" svg:y1="3.895cm" svg:x2="1.885cm" svg:y2="15.095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30" draw:layer="layout" svg:x1="2cm" svg:y1="3.8cm" svg:x2="27.6cm" svg:y2="3.8cm">
          <text:p/>
        </draw:line>
        <draw:line draw:style-name="gr24" draw:text-style-name="P30" draw:layer="layout" svg:x1="2cm" svg:y1="4cm" svg:x2="2cm" svg:y2="15.2cm">
          <text:p/>
        </draw:line>
        <draw:custom-shape draw:style-name="gr14" draw:text-style-name="P32" draw:layer="layout" svg:width="5.4cm" svg:height="1.8cm" svg:x="2.6cm" svg:y="4.4cm">
          <text:p text:style-name="P31"><text:span text:style-name="T19">Chercher</text:span></text:p>
          <draw:enhanced-geometry svg:viewBox="0 0 21600 21600" draw:type="rectangle" draw:enhanced-path="M 0 0 L 21600 0 21600 21600 0 21600 0 0 Z N"/>
        </draw:custom-shape>
        <draw:frame draw:style-name="gr15" draw:text-style-name="P26" draw:layer="layout" svg:width="10.8cm" svg:height="1.195cm" svg:x="8.4cm" svg:y="2.405cm">
          <draw:text-box>
            <text:p text:style-name="P20"><text:span text:style-name="T16">Chemin utilisateur</text:span></text:p>
          </draw:text-box>
        </draw:frame>
        <draw:custom-shape draw:style-name="gr25" draw:text-style-name="P33" draw:layer="layout" svg:width="3.4cm" svg:height="1.8cm" svg:x="2.6cm" svg:y="8.4cm">
          <text:p/>
          <draw:enhanced-geometry svg:viewBox="0 0 21600 21600" draw:type="rectangle" draw:enhanced-path="M 0 0 L 21600 0 21600 21600 0 21600 0 0 Z N"/>
        </draw:custom-shape>
        <draw:custom-shape draw:style-name="gr25" draw:text-style-name="P33" draw:layer="layout" svg:width="3.4cm" svg:height="1.8cm" svg:x="2.6cm" svg:y="10.6cm">
          <text:p/>
          <draw:enhanced-geometry svg:viewBox="0 0 21600 21600" draw:type="rectangle" draw:enhanced-path="M 0 0 L 21600 0 21600 21600 0 21600 0 0 Z N"/>
        </draw:custom-shape>
        <draw:custom-shape draw:style-name="gr17" draw:text-style-name="P34" draw:layer="layout" svg:width="3.4cm" svg:height="1.8cm" svg:x="2.6cm" svg:y="6.5cm">
          <text:p text:style-name="P31"><text:span text:style-name="T19">Chercher </text:span></text:p>
          <text:p text:style-name="P31"><text:span text:style-name="T19">un produit</text:span></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6">Priorité / Version</text:span></text:p>
          </draw:text-box>
        </draw:frame>
        <draw:custom-shape draw:style-name="gr14" draw:text-style-name="P32" draw:layer="layout" svg:width="5.4cm" svg:height="1.8cm" svg:x="10.4cm" svg:y="4.4cm">
          <text:p text:style-name="P31"><text:span text:style-name="T19">Obtenir les détails</text:span></text:p>
          <draw:enhanced-geometry svg:viewBox="0 0 21600 21600" draw:type="rectangle" draw:enhanced-path="M 0 0 L 21600 0 21600 21600 0 21600 0 0 Z N"/>
        </draw:custom-shape>
        <draw:custom-shape draw:style-name="gr26" draw:text-style-name="P33" draw:layer="layout" svg:width="3.9cm" svg:height="1.8cm" svg:x="6.2cm" svg:y="8.4cm">
          <text:p/>
          <draw:enhanced-geometry svg:viewBox="0 0 21600 21600" draw:type="rectangle" draw:enhanced-path="M 0 0 L 21600 0 21600 21600 0 21600 0 0 Z N"/>
        </draw:custom-shape>
        <draw:custom-shape draw:style-name="gr19" draw:text-style-name="P34" draw:layer="layout" svg:width="3.9cm" svg:height="1.8cm" svg:x="6.2cm" svg:y="6.5cm">
          <text:p text:style-name="P31"><text:span text:style-name="T19">Obtenir</text:span></text:p>
          <text:p text:style-name="P31"><text:span text:style-name="T19">les résultats</text:span></text:p>
          <draw:enhanced-geometry svg:viewBox="0 0 21600 21600" draw:type="rectangle" draw:enhanced-path="M 0 0 L 21600 0 21600 21600 0 21600 0 0 Z N"/>
        </draw:custom-shape>
        <draw:custom-shape draw:style-name="gr14" draw:text-style-name="P32" draw:layer="layout" svg:width="5.4cm" svg:height="1.8cm" svg:x="19.2cm" svg:y="4.4cm">
          <text:p text:style-name="P31"><text:span text:style-name="T19">Acheter</text:span></text:p>
          <draw:enhanced-geometry svg:viewBox="0 0 21600 21600" draw:type="rectangle" draw:enhanced-path="M 0 0 L 21600 0 21600 21600 0 21600 0 0 Z N"/>
        </draw:custom-shape>
        <draw:custom-shape draw:style-name="gr19" draw:text-style-name="P34" draw:layer="layout" svg:width="3.9cm" svg:height="1.8cm" svg:x="10.4cm" svg:y="6.5cm">
          <text:p text:style-name="P31"><text:span text:style-name="T19">Voir détails </text:span></text:p>
          <text:p text:style-name="P31"><text:span text:style-name="T19">produit</text:span></text:p>
          <draw:enhanced-geometry svg:viewBox="0 0 21600 21600" draw:type="rectangle" draw:enhanced-path="M 0 0 L 21600 0 21600 21600 0 21600 0 0 Z N"/>
        </draw:custom-shape>
        <draw:custom-shape draw:style-name="gr27" draw:text-style-name="P33" draw:layer="layout" svg:width="4.4cm" svg:height="1.8cm" svg:x="10.4cm" svg:y="8.4cm">
          <text:p/>
          <draw:enhanced-geometry svg:viewBox="0 0 21600 21600" draw:type="rectangle" draw:enhanced-path="M 0 0 L 21600 0 21600 21600 0 21600 0 0 Z N"/>
        </draw:custom-shape>
        <draw:custom-shape draw:style-name="gr28" draw:text-style-name="P33" draw:layer="layout" svg:width="4.394cm" svg:height="1.8cm" svg:x="10.4cm" svg:y="10.6cm">
          <text:p/>
          <draw:enhanced-geometry svg:viewBox="0 0 21600 21600" draw:type="rectangle" draw:enhanced-path="M 0 0 L 21600 0 21600 21600 0 21600 0 0 Z N"/>
        </draw:custom-shape>
        <draw:custom-shape draw:style-name="gr28" draw:text-style-name="P33" draw:layer="layout" svg:width="4.394cm" svg:height="1.8cm" svg:x="10.4cm" svg:y="12.7cm">
          <text:p/>
          <draw:enhanced-geometry svg:viewBox="0 0 21600 21600" draw:type="rectangle" draw:enhanced-path="M 0 0 L 21600 0 21600 21600 0 21600 0 0 Z N"/>
        </draw:custom-shape>
        <draw:custom-shape draw:style-name="gr22" draw:text-style-name="P34" draw:layer="layout" svg:width="4.4cm" svg:height="1.8cm" svg:x="14.5cm" svg:y="6.5cm">
          <text:p text:style-name="P31"><text:span text:style-name="T19">Ajouter produit</text:span></text:p>
          <text:p text:style-name="P31"><text:span text:style-name="T19">au panier</text:span></text:p>
          <draw:enhanced-geometry svg:viewBox="0 0 21600 21600" draw:type="rectangle" draw:enhanced-path="M 0 0 L 21600 0 21600 21600 0 21600 0 0 Z N"/>
        </draw:custom-shape>
        <draw:custom-shape draw:style-name="gr19" draw:text-style-name="P34" draw:layer="layout" svg:width="3.9cm" svg:height="1.8cm" svg:x="19.2cm" svg:y="6.5cm">
          <text:p text:style-name="P31"><text:span text:style-name="T19">Valider </text:span></text:p>
          <text:p text:style-name="P31"><text:span text:style-name="T19">commande</text:span></text:p>
          <draw:enhanced-geometry svg:viewBox="0 0 21600 21600" draw:type="rectangle" draw:enhanced-path="M 0 0 L 21600 0 21600 21600 0 21600 0 0 Z N"/>
        </draw:custom-shape>
        <draw:custom-shape draw:style-name="gr19" draw:text-style-name="P34" draw:layer="layout" svg:width="3.9cm" svg:height="1.8cm" svg:x="23.3cm" svg:y="6.5cm">
          <text:p text:style-name="P31"><text:span text:style-name="T19">Voir détails</text:span></text:p>
          <draw:enhanced-geometry svg:viewBox="0 0 21600 21600" draw:type="rectangle" draw:enhanced-path="M 0 0 L 21600 0 21600 21600 0 21600 0 0 Z N"/>
        </draw:custom-shape>
        <draw:custom-shape draw:style-name="gr27" draw:text-style-name="P33" draw:layer="layout" svg:width="4.4cm" svg:height="1.8cm" svg:x="19.2cm" svg:y="8.4cm">
          <text:p/>
          <draw:enhanced-geometry svg:viewBox="0 0 21600 21600" draw:type="rectangle" draw:enhanced-path="M 0 0 L 21600 0 21600 21600 0 21600 0 0 Z N"/>
        </draw:custom-shape>
        <draw:line draw:style-name="gr29" draw:text-style-name="P30" draw:layer="layout" svg:x1="2.4cm" svg:y1="10.4cm" svg:x2="26.8cm" svg:y2="10.4cm">
          <text:p/>
        </draw:line>
        <draw:frame draw:style-name="gr30" draw:text-style-name="P35" draw:layer="layout" svg:width="3.2cm" svg:height="0.962cm" svg:x="24.2cm" svg:y="9.438cm">
          <draw:text-box>
            <text:p>version 1</text:p>
          </draw:text-box>
        </draw:frame>
        <draw:line draw:style-name="gr29" draw:text-style-name="P30" draw:layer="layout" svg:x1="2.391cm" svg:y1="12.509cm" svg:x2="26.791cm" svg:y2="12.509cm">
          <text:p/>
        </draw:line>
        <draw:frame draw:style-name="gr30" draw:text-style-name="P35" draw:layer="layout" svg:width="3.2cm" svg:height="0.962cm" svg:x="24.191cm" svg:y="11.547cm">
          <draw:text-box>
            <text:p>version 2</text:p>
          </draw:text-box>
        </draw:frame>
        <draw:line draw:style-name="gr29" draw:text-style-name="P30" draw:layer="layout" svg:x1="2.382cm" svg:y1="14.618cm" svg:x2="26.782cm" svg:y2="14.618cm">
          <text:p/>
        </draw:line>
        <draw:frame draw:style-name="gr30" draw:text-style-name="P35" draw:layer="layout" svg:width="3.2cm" svg:height="0.962cm" svg:x="24.182cm" svg:y="13.656cm">
          <draw:text-box>
            <text:p>version 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31" draw:text-style-name="P36"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7" draw:layer="layout" svg:width="25.198cm" svg:height="1.303cm" svg:x="1.393cm" svg:y="0.627cm" presentation:class="title" presentation:user-transformed="true">
          <draw:text-box>
            <text:p text:style-name="P1"><text:span text:style-name="T20">Pratiquons ! - User Story Map</text:span></text:p>
          </draw:text-box>
        </draw:frame>
        <draw:custom-shape draw:style-name="gr32"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40" draw:layer="layout" svg:width="26.06cm" svg:height="9.904cm" svg:x="1.346cm" svg:y="2.296cm" presentation:class="outline" presentation:user-transformed="true">
          <draw:text-box>
            <text:p text:style-name="P39"><text:span text:style-name="T21">Pré-requis : </text:span></text:p>
            <text:list text:style-name="L2">
              <text:list-item>
                <text:p text:style-name="P12"><text:span text:style-name="T22">Avoir la ressource </text:span><text:span text:style-name="T23">ressources/redaction-user-story-map</text:span></text:p>
                <text:p text:style-name="P12"><text:span text:style-name="T22"/></text:p>
              </text:list-item>
            </text:list>
            <text:p text:style-name="P12"><text:span text:style-name="T22">A télécharger ici : </text:span><text:span text:style-name="T24"><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2"/></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19"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3" draw:master-page-name="Default" presentation:presentation-page-layout-name="AL3T1">
        <office:forms form:automatic-focus="false" form:apply-design-mode="false"/>
        <draw:frame presentation:style-name="pr20" draw:text-style-name="P41"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8" presentation:class="page"/>
          <draw:frame presentation:style-name="pr3" draw:text-style-name="P42" draw:layer="layout" svg:width="16.8cm" svg:height="13.365cm" svg:x="2.097cm" svg:y="14.103cm" presentation:class="notes" presentation:placeholder="true">
            <draw:text-box/>
          </draw:frame>
        </presentation:notes>
      </draw:page>
      <draw:page draw:name="page1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6T12:58:44.762677728</dc:date>
    <meta:editing-duration>P21DT5H44M53S</meta:editing-duration>
    <meta:editing-cycles>1140</meta:editing-cycles>
    <meta:generator>LibreOffice/7.1.7.2$MacOSX_X86_64 LibreOffice_project/c6a4e3954236145e2acb0b65f68614365aeee33f</meta:generator>
    <meta:document-statistic meta:object-count="163"/>
  </office:meta>
</office:document-meta>
</file>